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946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2.93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9.671cm"/>
    </style:style>
    <style:style style:name="co6" style:family="table-column">
      <style:table-column-properties fo:break-before="auto" style:column-width="4.942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cccccc" fo:border="0.002cm solid #000000"/>
    </style:style>
    <style:style style:name="ce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 style:data-style-name="N113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ext-properties style:font-name="Arial" style:font-name-asian="WenQuanYi Zen Hei" style:font-name-complex="Lohit Hindi"/>
    </style:style>
    <style:style style:name="ce12" style:family="table-cell" style:parent-style-name="Default" style:data-style-name="N100">
      <style:table-cell-properties fo:background-color="#e6e6ff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4" table:default-cell-style-name="Default"/>
        <table:table-row table:style-name="ro1">
          <table:table-cell table:style-name="Default" office:value-type="string">
            <text:p>Tiempo de Pre procesamiento realce de detalles e iluminación aplicado sobre train_normal y train_brillant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>
            <text:p>umbral hessiano = 700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1"/>
          <table:table-cell table:style-name="ce3" office:value-type="string" table:number-columns-spanned="2" table:number-rows-spanned="1">
            <text:p>train_normal</text:p>
          </table:table-cell>
          <table:covered-table-cell/>
          <table:table-cell/>
          <table:table-cell table:style-name="ce5" office:value-type="string" table:number-columns-spanned="2" table:number-rows-spanned="1">
            <text:p>train_brillante</text:p>
          </table:table-cell>
          <table:covered-table-cell/>
          <table:table-cell table:number-columns-repeated="2"/>
        </table:table-row>
        <table:table-row table:style-name="ro1">
          <table:table-cell table:style-name="ce1"/>
          <table:table-cell office:value-type="string">
            <text:p>t[s]</text:p>
          </table:table-cell>
          <table:table-cell office:value-type="string">
            <office:annotation draw:style-name="gr1" draw:text-style-name="P1" svg:width="2.899cm" svg:height="1.781cm" svg:x="10.783cm" svg:y="0cm" draw:caption-point-x="-0.61cm" draw:caption-point-y="1.376cm">
              <dc:date>2012-11-19T00:00:00</dc:date>
              <text:p text:style-name="P1">Esto es la cant de putnos claves detectados por el metodo surf</text:p>
            </office:annotation>
            <text:p>Ptos. Detectados</text:p>
          </table:table-cell>
          <table:table-cell office:value-type="string">
            <office:annotation draw:style-name="gr1" draw:text-style-name="P1" svg:width="2.899cm" svg:height="2.176cm" svg:x="13.117cm" svg:y="0cm" draw:caption-point-x="-0.61cm" draw:caption-point-y="1.375cm">
              <dc:date>2012-11-19T00:00:00</dc:date>
              <text:p text:style-name="P1">Esto es para darse cuenta cual de todos los proc lleva mas tiempo</text:p>
            </office:annotation>
            <text:p>%</text:p>
          </table:table-cell>
          <table:table-cell office:value-type="string">
            <text:p>t[s]</text:p>
          </table:table-cell>
          <table:table-cell office:value-type="string">
            <text:p>Ptos. Detectados</text:p>
          </table:table-cell>
          <table:table-cell office:value-type="string">
            <text:p>%</text:p>
          </table:table-cell>
          <table:table-cell table:style-name="ce8"/>
        </table:table-row>
        <table:table-row table:style-name="ro1">
          <table:table-cell office:value-type="string">
            <text:p>Sin Proc</text:p>
          </table:table-cell>
          <table:table-cell office:value-type="float" office:value="0">
            <text:p>0</text:p>
          </table:table-cell>
          <table:table-cell office:value-type="float" office:value="958">
            <text:p>958</text:p>
          </table:table-cell>
          <table:table-cell table:formula="of:=[.B5]*100/[.$B$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table:formula="of:=[.E5]*100/[.$E$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garitmo</text:p>
          </table:table-cell>
          <table:table-cell office:value-type="float" office:value="0.00735494">
            <text:p>0,00735494</text:p>
          </table:table-cell>
          <table:table-cell office:value-type="float" office:value="702">
            <text:p>702</text:p>
          </table:table-cell>
          <table:table-cell table:formula="of:=[.B6]*100/[.$B$11]" office:value-type="float" office:value="43.7762674627366">
            <text:p>43,7762674627</text:p>
          </table:table-cell>
          <table:table-cell office:value-type="float" office:value="0.00715395">
            <text:p>0,00715395</text:p>
          </table:table-cell>
          <table:table-cell office:value-type="float" office:value="950">
            <text:p>950</text:p>
          </table:table-cell>
          <table:table-cell table:formula="of:=[.E6]*100/[.$E$11]" office:value-type="float" office:value="43.1865992868909">
            <text:p>43,1865992869</text:p>
          </table:table-cell>
          <table:table-cell/>
        </table:table-row>
        <table:table-row table:style-name="ro2">
          <table:table-cell office:value-type="string">
            <text:p>Ecualización</text:p>
          </table:table-cell>
          <table:table-cell office:value-type="float" office:value="0.000700224">
            <text:p>0,000700224</text:p>
          </table:table-cell>
          <table:table-cell office:value-type="float" office:value="1546">
            <text:p>1546</text:p>
          </table:table-cell>
          <table:table-cell table:formula="of:=[.B7]*100/[.$B$11]" office:value-type="float" office:value="4.16770131473911">
            <text:p>4,1677013147</text:p>
          </table:table-cell>
          <table:table-cell office:value-type="float" office:value="0.000699108">
            <text:p>0,000699108</text:p>
          </table:table-cell>
          <table:table-cell office:value-type="float" office:value="1472">
            <text:p>1472</text:p>
          </table:table-cell>
          <table:table-cell table:formula="of:=[.E7]*100/[.$E$11]" office:value-type="float" office:value="4.22033940050738">
            <text:p>4,2203394005</text:p>
          </table:table-cell>
          <table:table-cell/>
        </table:table-row>
        <table:table-row table:style-name="ro2">
          <table:table-cell office:value-type="string">
            <text:p>Pasa Altos</text:p>
          </table:table-cell>
          <table:table-cell office:value-type="float" office:value="0.00126447">
            <text:p>0,00126447</text:p>
          </table:table-cell>
          <table:table-cell office:value-type="float" office:value="1633">
            <text:p>1633</text:p>
          </table:table-cell>
          <table:table-cell table:formula="of:=[.B8]*100/[.$B$11]" office:value-type="float" office:value="7.52606777466663">
            <text:p>7,5260677747</text:p>
          </table:table-cell>
          <table:table-cell office:value-type="float" office:value="0.00126684">
            <text:p>0,00126684</text:p>
          </table:table-cell>
          <table:table-cell office:value-type="float" office:value="2006">
            <text:p>2006</text:p>
          </table:table-cell>
          <table:table-cell table:formula="of:=[.E8]*100/[.$E$11]" office:value-type="float" office:value="7.64759488682545">
            <text:p>7,6475948868</text:p>
          </table:table-cell>
          <table:table-cell/>
        </table:table-row>
        <table:table-row table:style-name="ro2">
          <table:table-cell office:value-type="string">
            <text:p>Alta Frecuencia</text:p>
          </table:table-cell>
          <table:table-cell office:value-type="float" office:value="0.00310338">
            <text:p>0,00310338</text:p>
          </table:table-cell>
          <table:table-cell office:value-type="float" office:value="1952">
            <text:p>1952</text:p>
          </table:table-cell>
          <table:table-cell table:formula="of:=[.B9]*100/[.$B$11]" office:value-type="float" office:value="18.47117623237">
            <text:p>18,4711762324</text:p>
          </table:table-cell>
          <table:table-cell office:value-type="float" office:value="0.0031325">
            <text:p>0,0031325</text:p>
          </table:table-cell>
          <table:table-cell office:value-type="float" office:value="2216">
            <text:p>2216</text:p>
          </table:table-cell>
          <table:table-cell table:formula="of:=[.E9]*100/[.$E$11]" office:value-type="float" office:value="18.9101157075722">
            <text:p>18,9101157076</text:p>
          </table:table-cell>
          <table:table-cell/>
        </table:table-row>
        <table:table-row table:style-name="ro2">
          <table:table-cell office:value-type="string">
            <text:p>Ecualización+Alta Frecuencia</text:p>
          </table:table-cell>
          <table:table-cell office:value-type="float" office:value="0.00437819">
            <text:p>0,00437819</text:p>
          </table:table-cell>
          <table:table-cell office:value-type="float" office:value="2704">
            <text:p>2704</text:p>
          </table:table-cell>
          <table:table-cell table:formula="of:=[.B10]*100/[.$B$11]" office:value-type="float" office:value="26.0587872154876">
            <text:p>26,0587872155</text:p>
          </table:table-cell>
          <table:table-cell office:value-type="float" office:value="0.00431281">
            <text:p>0,00431281</text:p>
          </table:table-cell>
          <table:table-cell office:value-type="float" office:value="2443">
            <text:p>2443</text:p>
          </table:table-cell>
          <table:table-cell table:formula="of:=[.E10]*100/[.$E$11]" office:value-type="float" office:value="26.0353507182041">
            <text:p>26,0353507182</text:p>
          </table:table-cell>
          <table:table-cell/>
        </table:table-row>
        <table:table-row table:style-name="ro2">
          <table:table-cell table:style-name="Default" office:value-type="string">
            <text:p>Total</text:p>
          </table:table-cell>
          <table:table-cell table:style-name="Default" table:formula="of:=SUM([.B5:.B10])" office:value-type="float" office:value="0.016801204">
            <text:p>0,016801204</text:p>
          </table:table-cell>
          <table:table-cell table:style-name="Default" table:number-columns-repeated="2"/>
          <table:table-cell table:style-name="Default" table:formula="of:=SUM([.E5:.E10])" office:value-type="float" office:value="0.016565208">
            <text:p>0,016565208</text:p>
          </table:table-cell>
          <table:table-cell table:style-name="Default" table:number-columns-repeated="2"/>
          <table:table-cell/>
        </table:table-row>
      </table:table>
      <table:table table:name="Hoja2" table:style-name="ta1" table:print="false">
        <table:table-column table:style-name="co5" table:default-cell-style-name="ce9"/>
        <table:table-column table:style-name="co6" table:default-cell-style-name="Default"/>
        <table:table-column table:style-name="co4" table:number-columns-repeated="4" table:default-cell-style-name="Default"/>
        <table:table-row table:style-name="ro2">
          <table:table-cell table:style-name="Default" office:value-type="string">
            <text:p>Aplicado a train_brillante con umbral 700, sin procesamiento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Tiempo detec movimiento: </text:p>
          </table:table-cell>
          <table:table-cell office:value-type="float" office:value="0.00187236">
            <text:p>0,00187236</text:p>
          </table:table-cell>
          <table:table-cell table:formula="of:=[.B3]" office:value-type="float" office:value="0.00187236">
            <text:p>0,00187236</text:p>
          </table:table-cell>
          <table:table-cell table:formula="of:=[.B3]" office:value-type="float" office:value="0.00187236">
            <text:p>0,00187236</text:p>
          </table:table-cell>
          <table:table-cell table:formula="of:=[.D3]*100/[.$D$8]" office:value-type="float" office:value="1.14624578182152">
            <text:p>1,1462457818</text:p>
          </table:table-cell>
          <table:table-cell/>
        </table:table-row>
        <table:table-row table:style-name="ro2">
          <table:table-cell table:style-name="Default" office:value-type="string">
            <text:p>Tiempo correspondencias</text:p>
          </table:table-cell>
          <table:table-cell table:style-name="ce11" office:value-type="float" office:value="0.0327455">
            <text:p>0,0327455</text:p>
          </table:table-cell>
          <table:table-cell table:formula="of:=[.B4]" office:value-type="float" office:value="0.0327455">
            <text:p>0,0327455</text:p>
          </table:table-cell>
          <table:table-cell table:formula="of:=[.B4]" office:value-type="float" office:value="0.0327455">
            <text:p>0,0327455</text:p>
          </table:table-cell>
          <table:table-cell table:formula="of:=[.D4]*100/[.$D$8]" office:value-type="float" office:value="20.0465675664064">
            <text:p>20,0465675664</text:p>
          </table:table-cell>
          <table:table-cell/>
        </table:table-row>
        <table:table-row table:style-name="ro2">
          <table:table-cell table:style-name="Default" office:value-type="string">
            <text:p>Tiempo homography</text:p>
          </table:table-cell>
          <table:table-cell office:value-type="float" office:value="0.00526154">
            <text:p>0,00526154</text:p>
          </table:table-cell>
          <table:table-cell office:value-type="float" office:value="0.012">
            <text:p>0,012</text:p>
          </table:table-cell>
          <table:table-cell office:value-type="float" office:value="0.127479">
            <text:p>0,127479</text:p>
          </table:table-cell>
          <table:table-cell table:formula="of:=[.D5]*100/[.$D$8]" office:value-type="float" office:value="78.0417580063801">
            <text:p>78,0417580064</text:p>
          </table:table-cell>
          <table:table-cell/>
        </table:table-row>
        <table:table-row table:style-name="ro2">
          <table:table-cell table:style-name="Default" office:value-type="string">
            <text:p>Tiempo checkConvexity y validVertices: </text:p>
          </table:table-cell>
          <table:table-cell office:value-type="float" office:value="0.000003156">
            <text:p>0,000003156</text:p>
          </table:table-cell>
          <table:table-cell table:formula="of:=[.B6]" office:value-type="float" office:value="0.000003156">
            <text:p>0,000003156</text:p>
          </table:table-cell>
          <table:table-cell table:formula="of:=[.B6]" office:value-type="float" office:value="0.000003156">
            <text:p>0,000003156</text:p>
          </table:table-cell>
          <table:table-cell table:formula="of:=[.D6]*100/[.$D$8]" office:value-type="float" office:value="0.0019320812703907">
            <text:p>0,0019320813</text:p>
          </table:table-cell>
          <table:table-cell/>
        </table:table-row>
        <table:table-row table:style-name="ro2">
          <table:table-cell table:style-name="Default" office:value-type="string">
            <text:p>warpperspective: </text:p>
          </table:table-cell>
          <table:table-cell office:value-type="float" office:value="0.00124715">
            <text:p>0,00124715</text:p>
          </table:table-cell>
          <table:table-cell table:formula="of:=[.B7]" office:value-type="float" office:value="0.00124715">
            <text:p>0,00124715</text:p>
          </table:table-cell>
          <table:table-cell table:formula="of:=[.B7]" office:value-type="float" office:value="0.00124715">
            <text:p>0,00124715</text:p>
          </table:table-cell>
          <table:table-cell table:formula="of:=[.D7]*100/[.$D$8]" office:value-type="float" office:value="0.763496564121596">
            <text:p>0,7634965641</text:p>
          </table:table-cell>
          <table:table-cell/>
        </table:table-row>
        <table:table-row table:style-name="ro2">
          <table:table-cell table:style-name="Default"/>
          <table:table-cell table:style-name="ce10" table:formula="of:=SUM([.B3:.B7])" office:value-type="float" office:value="0.041129706">
            <text:p>0,041129706</text:p>
          </table:table-cell>
          <table:table-cell table:style-name="ce10" table:formula="of:=SUM([.C3:.C7])" office:value-type="float" office:value="0.047868166">
            <text:p>0,047868166</text:p>
          </table:table-cell>
          <table:table-cell table:style-name="ce10" table:formula="of:=SUM([.D3:.D7])" office:value-type="float" office:value="0.163347166">
            <text:p>0,16334716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Traing Keypoints total: 1297</text:p>
          </table:table-cell>
          <table:table-cell table:formula="of:=1/[.B8]" office:value-type="float" office:value="24.3133272092925">
            <text:p>24,3133272093</text:p>
          </table:table-cell>
          <table:table-cell table:formula="of:=1/[.C8]" office:value-type="float" office:value="20.8907105402785">
            <text:p>20,8907105403</text:p>
          </table:table-cell>
          <table:table-cell table:formula="of:=1/[.D8]" office:value-type="float" office:value="6.12193051454593">
            <text:p>6,1219305145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10" office:value-type="float" office:value="0.0019936938">
            <text:p>0,0019936938</text:p>
          </table:table-cell>
          <table:table-cell table:style-name="ce10" office:value-type="float" office:value="0.0370759646">
            <text:p>0,0370759646</text:p>
          </table:table-cell>
          <table:table-cell table:style-name="ce10" office:value-type="float" office:value="0.0017757011">
            <text:p>0,0017757011</text:p>
          </table:table-cell>
          <table:table-cell table:style-name="ce10" office:value-type="float" office:value="0.0254000871">
            <text:p>0,0254000871</text:p>
          </table:table-cell>
          <table:table-cell table:style-name="ce12" office:value-type="string">
            <text:p>1,14277181208054E-006</text:p>
          </table:table-cell>
          <table:table-cell table:style-name="ce10" office:value-type="float" office:value="0.0021587611">
            <text:p>0,0021587611</text:p>
          </table:table-cell>
        </table:table-row>
        <table:table-row table:style-name="ro2" table:number-rows-repeated="21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6P0" style:volatile="true">
      <number:number number:decimal-places="2" number:min-integer-digits="1"/>
      <number:text>%</number:text>
    </number:percentage-style>
    <number:percentage-style style:name="N106">
      <style:text-properties fo:color="#ff0000"/>
      <number:text>-</number:text>
      <number:number number:decimal-places="2" number:min-integer-digits="1"/>
      <number:text>%</number:text>
      <style:map style:condition="value()&gt;=0" style:apply-style-name="N106P0"/>
    </number:percentage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11:09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2-11-19T17:34:58</meta:creation-date>
    <dc:date>2012-11-20T11:09:21</dc:date>
    <dc:creator>christian </dc:creator>
    <meta:editing-duration>PT2H14M19S</meta:editing-duration>
    <meta:editing-cycles>4</meta:editing-cycles>
    <meta:generator>LibreOffice/3.3$Unix LibreOffice_project/330m19$Build-401</meta:generator>
    <meta:document-statistic meta:table-count="3" meta:cell-count="94" meta:object-count="0"/>
  </office:meta>
</office:document-meta>
</file>